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81ed" officeooo:paragraph-rsid="001b81ed"/>
    </style:style>
    <style:style style:name="P2" style:family="paragraph" style:parent-style-name="Standard">
      <style:text-properties officeooo:paragraph-rsid="001de314"/>
    </style:style>
    <style:style style:name="P3" style:family="paragraph" style:parent-style-name="Standard">
      <style:text-properties officeooo:paragraph-rsid="001fc290"/>
    </style:style>
    <style:style style:name="P4" style:family="paragraph" style:parent-style-name="Standard">
      <style:text-properties officeooo:rsid="00212f1b" officeooo:paragraph-rsid="0022ce07"/>
    </style:style>
    <style:style style:name="P5" style:family="paragraph" style:parent-style-name="Standard">
      <style:text-properties officeooo:rsid="0023ca4c" officeooo:paragraph-rsid="0023ca4c"/>
    </style:style>
    <style:style style:name="P6" style:family="paragraph" style:parent-style-name="Standard">
      <style:text-properties officeooo:rsid="00257251" officeooo:paragraph-rsid="00257251"/>
    </style:style>
    <style:style style:name="P7" style:family="paragraph" style:parent-style-name="Standard">
      <style:text-properties officeooo:paragraph-rsid="002712b3"/>
    </style:style>
    <style:style style:name="P8" style:family="paragraph" style:parent-style-name="Standard">
      <style:text-properties officeooo:rsid="002712b3" officeooo:paragraph-rsid="002712b3"/>
    </style:style>
    <style:style style:name="T1" style:family="text">
      <style:text-properties officeooo:rsid="001de314"/>
    </style:style>
    <style:style style:name="T2" style:family="text">
      <style:text-properties officeooo:rsid="001fc290"/>
    </style:style>
    <style:style style:name="T3" style:family="text">
      <style:text-properties officeooo:rsid="0022290f"/>
    </style:style>
    <style:style style:name="T4" style:family="text">
      <style:text-properties officeooo:rsid="00246d9c"/>
    </style:style>
    <style:style style:name="T5" style:family="text">
      <style:text-properties officeooo:rsid="0027fbb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actical 6</text:p>
      <text:p text:style-name="P1"/>
      <text:p text:style-name="P1">KEY QUESTIONS</text:p>
      <text:p text:style-name="P1">1. Summarise shortly this practical.</text:p>
      <text:p text:style-name="P1"/>
      <text:p text:style-name="P6">The practical involved searching across the various available databases for suitable genes to perform the orthology test, followed by searching for suitable databases for the genes selected. The same genes were then searched-for across the various databases, with the hits compared and quality assessed. We also reviewed the concepts behind the various databases, and their relevance to various purposes.</text:p>
      <text:p text:style-name="P1"/>
      <text:p text:style-name="P1">2. Pick at least three databases that store orthologs for three of your selected genes (links</text:p>
      <text:p text:style-name="P1">provided under Material &amp; Tools); describe the used algorithms of the databases you are</text:p>
      <text:p text:style-name="P1">comparing and motivate your choice of databases.</text:p>
      <text:p text:style-name="P1"/>
      <text:p text:style-name="P2"><text:span text:style-name="T1">Gene 1: </text:span>Q9ZZW7, <text:span text:style-name="T1">present in OMA, InParanoid, and Tree Explorer (DB Phylome).</text:span></text:p>
      <text:p text:style-name="P7"><text:span text:style-name="T2">Gene 2: </text:span>P59932, <text:span text:style-name="T2">present in OMA, InParanoid, and Tree Explorer.</text:span></text:p>
      <text:p text:style-name="P3"><text:span text:style-name="T2">Gene 3: </text:span>G4FFG1, <text:span text:style-name="T2">present in OMA, InParanoid, and Tree Explorer.</text:span></text:p>
      <text:p text:style-name="P3"/>
      <text:p text:style-name="P4">Therefore we used these 3 databases, as they contained the genes we selected. In addition, <text:span text:style-name="T3">OMA uses a comprehensive search algorithm which first involves a Smith-Waterrnan alignment, using evolutionary distance to identify close homologs, followed by clustering. This results in a broad but specific search. </text:span></text:p>
      <text:p text:style-name="P1"/>
      <text:p text:style-name="P5">InParanoid uses a different method to find orthologs, by using pair-wise similarity scores from NCBI BLAST, followed by the creation of a seed pair of orthologs, adding sequences from the 2 reference proteomes that are similar to the seed pair, and members of this ortholog group are called inparalogs. <text:span text:style-name="T4">This clustering method is faster than phylogenomic methods, and can also provide confidence values for hits, which is useful in assessing quality of the predictions.</text:span></text:p>
      <text:p text:style-name="P5"/>
      <text:p text:style-name="P8">DB Phylome <text:span text:style-name="T5">employs a phylogenomic method to search for orthologs, using evolutionary tree analysis. </text:span></text:p>
      <text:p text:style-name="P1"/>
      <text:p text:style-name="P1">3. Discuss the achieved results with the different algorithms, especially the differences</text:p>
      <text:p text:style-name="P1">between their predictions (pairs, ortholog groups):</text:p>
      <text:p text:style-name="P1">a. How do the predicted orthologs differ? Which are missing or are the same?</text:p>
      <text:p text:style-name="P1"/>
      <text:p text:style-name="P1"/>
      <text:p text:style-name="P1"/>
      <text:p text:style-name="P1">b. Can you find orthologs in one database that are either missing or appear as out-paralogs in another database? Why do you think this happens?</text:p>
      <text:p text:style-name="P1"/>
      <text:p text:style-name="P1"/>
      <text:p text:style-name="P1"/>
      <text:p text:style-name="P1">c. How big are the ortholog groups for your selected genes in the databases you compare?</text:p>
      <text:p text:style-name="P1"/>
      <text:p text:style-name="P1"/>
      <text:p text:style-name="P1"/>
      <text:p text:style-name="P1">d. What can you say about the quality of orthology predictions with the databases you comp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1T16:24:30.331339660</meta:creation-date>
    <dc:date>2018-05-21T17:13:47.783837905</dc:date>
    <meta:editing-duration>PT49M11S</meta:editing-duration>
    <meta:editing-cycles>14</meta:editing-cycles>
    <meta:generator>LibreOffice/5.1.6.2$Linux_X86_64 LibreOffice_project/10m0$Build-2</meta:generator>
    <meta:document-statistic meta:table-count="0" meta:image-count="0" meta:object-count="0" meta:page-count="1" meta:paragraph-count="19" meta:word-count="359" meta:character-count="2308" meta:non-whitespace-character-count="1966"/>
  </office:meta>
</office:document-meta>
</file>